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61cm"/>
    </style:style>
    <style:style style:name="co2" style:family="table-column">
      <style:table-column-properties fo:break-before="auto" style:column-width="8.9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rink-to-fit="tru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3" table:default-cell-style-name="ce1"/>
        <table:table-row table:style-name="ro1">
          <table:table-cell office:value-type="string">
            <text:p>id0</text:p>
          </table:table-cell>
          <table:table-cell office:value-type="string">
            <text:p>id1</text:p>
          </table:table-cell>
          <table:table-cell office:value-type="string">
            <text:p>text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男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女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世帯主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配偶者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子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父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母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祖父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祖母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曽祖父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曾祖母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内縁の妻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同居人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3"/>
        </table:table-row>
        <table:table-row table:style-name="ro1">
          <table:table-cell table:number-columns-repeated="3"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1">
            <text:p>11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3">
            <text:p>13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4">
            <text:p>14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居宅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・施設通所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・宿所提供施設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・グループホーム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・授産施設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入院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・精神入院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・入所中入院（自動日割り計算）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救護施設等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更生施設等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介護施設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・特別養護老人ホーム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1640">
            <text:p>41640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1641">
            <text:p>41641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1671">
            <text:p>41671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1672">
            <text:p>41672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1699">
            <text:p>41699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1700">
            <text:p>41700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区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I区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区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IV区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V区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VI区</text:p>
          </table:table-cell>
          <table:table-cell table:number-columns-repeated="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妊娠6ヶ月未満</text:p>
          </table:table-cell>
          <table:table-cell table:number-columns-repeated="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妊娠6ヶ月以上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6ヶ月間（母乳）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3ヶ月間（人工栄養等）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身体１・２級又は国年１級（在宅）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身体１・２級又は国年１級（入院入所）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身体障害３級又は国年２級（在宅）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身体障害３級又は国年２級（入院入所）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特別児童扶養手当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身体１・２級介護（介護者）</text:p>
          </table:table-cell>
          <table:table-cell table:number-columns-repeated="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法・大臣認定</text:p>
          </table:table-cell>
          <table:table-cell table:number-columns-repeated="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知事認定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第１・２子（３歳未満）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第１・２子（３歳以上）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第３子以降（３歳未満）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第３子以降（３歳以上）</text:p>
          </table:table-cell>
          <table:table-cell table:number-columns-repeated="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在宅</text:p>
          </table:table-cell>
          <table:table-cell table:number-columns-repeated="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入院・入所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C:\Program Files (x86)\OpenOffice 4\program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:\Program Files (x86)\LibreOffice 4\program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C:\build\solver\wntmsci14\installation\opt\program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デイリービルドは一番下のやつです。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C:\Program Files (x86)\LibreOfficeDev 4\program</text:p>
          </table:table-cell>
          <table:table-cell table:number-columns-repeated="23"/>
        </table:table-row>
        <table:table-row table:style-name="ro1" table:number-rows-repeated="1048500">
          <table:table-cell table:number-columns-repeated="26"/>
        </table:table-row>
        <table:table-row table:style-name="ro1"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2014/04/04</text:date>, <text:time>16:0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6:07:54.43</meta:creation-date>
    <meta:editing-duration>PT37S</meta:editing-duration>
    <meta:editing-cycles>2</meta:editing-cycles>
    <meta:generator>OpenOffice/4.0.1$Win32 OpenOffice.org_project/401m5$Build-9714</meta:generator>
    <meta:initial-creator>TANAKA Hidemune</meta:initial-creator>
    <dc:date>2014-04-04T16:08:29.08</dc:date>
    <dc:creator>TANAKA Hidemune</dc:creator>
    <meta:document-statistic meta:table-count="1" meta:cell-count="225" meta:object-count="0"/>
  </office:meta>
</office:document-meta>
</file>